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2" style:family="paragraph" style:parent-style-name="Standard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language="en" fo:country="US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fo:font-size="12pt" fo:language="el" fo:country="GR" style:font-size-asian="12pt" style:font-size-complex="12pt"/>
    </style:style>
    <style:style style:name="P6" style:family="paragraph" style:parent-style-name="Standard">
      <style:text-properties fo:font-size="12pt" fo:language="el" fo:country="GR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language="el" fo:country="GR" fo:font-style="italic" style:font-size-asian="12pt" style:font-style-asian="italic" style:font-size-complex="12pt" style:font-style-complex="italic"/>
    </style:style>
    <style:style style:name="P8" style:family="paragraph" style:parent-style-name="Standard">
      <style:text-properties fo:font-size="12pt" fo:language="el" fo:country="G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fo:font-size="12pt" fo:language="el" fo:country="G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l" fo:country="GR"/>
    </style:style>
    <style:style style:name="T4" style:family="text">
      <style:text-properties fo:language="el" fo:country="GR" fo:font-style="normal" style:font-style-asian="normal" style:font-style-complex="normal"/>
    </style:style>
    <style:style style:name="T5" style:family="text">
      <style:text-properties fo:language="el" fo:country="GR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BPMS PROJECT</text:span><text:line-break/>Χρήστος Γεωργάκης: 228017</text:p>
      <text:p text:style-name="P5"/>
      <text:p text:style-name="P5">Περιγραφή: <text:s/>Συσκευές (με διαφορετικά <text:span text:style-name="T1">ID</text:span>) πέρνουν μετρήσεις και τις στέλνουν με βοήθεια εφαρμογής σε κάποια <text:span text:style-name="T1">database; </text:span>από την οποία οι χρήστες μπορούν να τις ανακτήσουν/επεξεργαστούν (για το αντίσοιχο <text:span text:style-name="T1">ID </text:span>μόνο), με την βοήθεια μιας άλλης εφαρμογής.</text:p>
      <text:p text:style-name="P5"/>
      <text:p text:style-name="P6">Εφαρμογή-πελάτης για συσκευή <text:span text:style-name="T1">(Client_device):</text:span></text:p>
      <text:p text:style-name="P7"><text:span text:style-name="T1"/></text:p>
      <text:p text:style-name="P7"><text:span text:style-name="T1">Readings_gen.java: </text:span><text:span text:style-name="T6">Αυτή η κλάση δημιουργεί μετρήσεις με τις μεθόδους </text:span><text:span text:style-name="T2">gen_.*</text:span></text:p>
      <text:p text:style-name="P7"><text:span text:style-name="T2"/></text:p>
      <text:p text:style-name="P1">Readings_handler.java: <text:span text:style-name="T4">Διαχείρηση τιμών με τις μεθόδους </text:span><text:span text:style-name="T6">get.*/set.*</text:span></text:p>
      <text:p text:style-name="P1"><text:span text:style-name="T6"/></text:p>
      <text:p text:style-name="P1">Readings.java: <text:span text:style-name="T4">Ανάκτηση μετρήσεων/στοιχείων </text:span><text:span text:style-name="T6">(</text:span><text:span text:style-name="T4">μέσο </text:span><text:span text:style-name="T6">Readings_handler που</text:span><text:span text:style-name="T4"> δημιουγήθηκαν με <text:tab/><text:tab/><text:tab/> </text:span><text:span text:style-name="T6">Readings_gen</text:span><text:span text:style-name="T4">) με την μέθοδο </text:span><text:span text:style-name="T6">get</text:span></text:p>
      <text:p text:style-name="P1"><text:span text:style-name="T6"/></text:p>
      <text:p text:style-name="P1">DB_handler.java: <text:span text:style-name="T4">Διαχείρηση διασύνδεσης/επικοινονίας με την </text:span><text:span text:style-name="T6">database </text:span><text:span text:style-name="T4"><text:s/>με τις παρακάτω <text:tab/>μεθόδους </text:span><text:span text:style-name="T6">→<text:tab/></text:span></text:p>
      <text:p text:style-name="P1"><text:span text:style-name="T3"><text:s/></text:span></text:p>
      <text:p text:style-name="P1">→ getConnection: <text:span text:style-name="T4">επιστρέφει </text:span><text:span text:style-name="T6">connection </text:span><text:span text:style-name="T4">βάση των </text:span>db_url <text:span text:style-name="T3">(</text:span><text:span text:style-name="T6">IP.link/</text:span><text:span text:style-name="T4">όνομα_βάσης</text:span><text:span text:style-name="T3">), </text:span>usr pwd <text:span text:style-name="T4">που <text:tab/>έχουμε ορίσει κατά την δημιουργία ενος </text:span><text:span text:style-name="T6">instance </text:span><text:span text:style-name="T4">της </text:span>DB_handler</text:p>
      <text:p text:style-name="P1"><text:span text:style-name="T6"/></text:p>
      <text:p text:style-name="P1"><text:span text:style-name="T6">→ </text:span>existTable<text:span text:style-name="T6">: </text:span><text:span text:style-name="T4">ελένχει αν ύπαρχει ο πίνακας “</text:span><text:span text:style-name="T6">readings” </text:span><text:span text:style-name="T4">στην </text:span><text:span text:style-name="T3">c</text:span>onnection<text:span text:style-name="T4"> που δίνεται ως όρισμα, αν <text:tab/>όχι, τότε τον δημιουργεί </text:span><text:span text:style-name="T6">(</text:span><text:span text:style-name="T4">μέσο </text:span><text:span text:style-name="T6">exec) </text:span><text:span text:style-name="T4">στην </text:span><text:span text:style-name="T6">database </text:span><text:span text:style-name="T4">μου αντιστοιχεί η </text:span>connection</text:p>
      <text:p text:style-name="P1"><text:span text:style-name="T6"/></text:p>
      <text:p text:style-name="P1"><text:span text:style-name="T6">→</text:span> sendToDB: <text:span text:style-name="T4">δημιουργεί </text:span><text:span text:style-name="T6">connection (</text:span><text:span text:style-name="T4">μέσο </text:span><text:span text:style-name="T6">getConnection)</text:span> <text:span text:style-name="T4">και στέλνει τις τιμές (που δίνονται ως <text:tab/>όρισμα) για εισαγωγή στον πίκανα </text:span><text:span text:style-name="T6">“readings”</text:span><text:span text:style-name="T4"> αυτού του </text:span><text:span text:style-name="T6">connection; </text:span><text:span text:style-name="T4">αφού πρώτα γίνει <text:tab/>έλενχος αν υπάρχει (μέσο </text:span><text:span text:style-name="T6">existTable</text:span><text:span text:style-name="T4">) και ύστερα κλείνει η σύνδεση.</text:span></text:p>
      <text:p text:style-name="P1"><text:span text:style-name="T4"/></text:p>
      <text:p text:style-name="P1"><text:span text:style-name="T4">→ </text:span>exec: <text:span text:style-name="T6">E</text:span><text:span text:style-name="T4">κτελεί το “</text:span><text:span text:style-name="T6">query” </text:span><text:span text:style-name="T4">που δίνεται ως όρισμα για την βάση που αντιστοιχεί το </text:span><text:span text:style-name="T6">connection </text:span><text:span text:style-name="T4">που <text:tab/>δίνεται ως όρισμα.</text:span></text:p>
      <text:p text:style-name="P1"><text:span text:style-name="T4"/></text:p>
      <text:p text:style-name="P1">BPM.java: <text:span text:style-name="T4">Δημιουργεί </text:span><text:span text:style-name="T6">instance </text:span><text:span text:style-name="T4">του </text:span><text:span text:style-name="T6">Readings_handler </text:span><text:span text:style-name="T4">στο οποίο περνάει τιμές <text:tab/>(τυχαίες/</text:span><text:span text:style-name="T6">datetime/ConnINFO/id</text:span><text:span text:style-name="T4">) μέσο της κλήσης μεθόδου </text:span><text:span text:style-name="T6">get </text:span><text:span text:style-name="T4">ανώνυμου αντικείμενου <text:tab/></text:span><text:span text:style-name="T6">Readings. </text:span><text:span text:style-name="T4">Υστερα στέλνει τις τιμές στην </text:span><text:span text:style-name="T6">database </text:span><text:span text:style-name="T4">μέσο κλήσης <text:s/>της μεθόδου </text:span><text:span text:style-name="T6">sendToDB </text:span><text:span text:style-name="T4"><text:s/><text:tab/>ανώνυμου αντικειμένου </text:span><text:span text:style-name="T6">DB_handler </text:span><text:span text:style-name="T4">(για τις τιμές</text:span><text:span text:style-name="T6">ConnINFO/id <text:s/></text:span><text:span text:style-name="T4">που δίνονται από το <text:tab/></text:span><text:span text:style-name="T6">instance </text:span><text:span text:style-name="T4">του </text:span><text:span text:style-name="T6">Readings_handler</text:span><text:span text:style-name="T4">).</text:span><text:span text:style-name="T6"> </text:span></text:p>
      <text:p text:style-name="P1"><text:span text:style-name="T4"/></text:p>
      <text:p text:style-name="P1">ConnINFO.txt<text:span text:style-name="T6">: </text:span><text:span text:style-name="T4">Περιέχει τα στοιχεία της σύνδεσης με βάση <text:s/>→</text:span></text:p>
      <text:p text:style-name="P1"><text:span text:style-name="T4"/></text:p>
      <text:p text:style-name="P1"><text:span text:style-name="T4">→</text:span><text:span text:style-name="T3">γραμμή1</text:span><text:span text:style-name="T4">: </text:span><text:span text:style-name="T6">server_IP.link/database_name</text:span></text:p>
      <text:p text:style-name="P1"><text:span text:style-name="T4"/></text:p>
      <text:p text:style-name="P1"><text:span text:style-name="T6">→</text:span>γραμμή2<text:span text:style-name="T6">: database username</text:span></text:p>
      <text:p text:style-name="P1"><text:span text:style-name="T4"/></text:p>
      <text:p text:style-name="P1"><text:span text:style-name="T4">→</text:span><text:span text:style-name="T3">γραμμή</text:span>3<text:span text:style-name="T4">: </text:span><text:span text:style-name="T6">database password</text:span></text:p>
      <text:p text:style-name="P1"><text:span text:style-name="T6"/></text:p>
      <text:p text:style-name="P1">id.txt: <text:span text:style-name="T4">Περιέχει το </text:span><text:span text:style-name="T6">“id” </text:span><text:span text:style-name="T4">του χρήστη, στην πρώτη γραμμή.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8"><text:soft-page-break/><text:span text:style-name="T6">Εφαρμογή-πελάτης για χρήστη (Client_</text:span><text:span text:style-name="T2">user</text:span><text:span text:style-name="T6">):</text:span></text:p>
      <text:p text:style-name="P8"><text:span text:style-name="T6"/></text:p>
      <text:p text:style-name="P3">Txt_IO.java: <text:span text:style-name="T4">Διαχείρηση ΙΟ με </text:span><text:span text:style-name="T6">console/GUI/.txt </text:span><text:span text:style-name="T4">με τις παρακάτω μεθόδους </text:span><text:span text:style-name="T6">→</text:span></text:p>
      <text:p text:style-name="P3"><text:span text:style-name="T6"/></text:p>
      <text:p text:style-name="P3">→get_1stLine: <text:span text:style-name="T3">ε</text:span><text:span text:style-name="T4">πιστρέφει σε </text:span><text:span text:style-name="T6">String </text:span><text:span text:style-name="T4">την πρώτη γραμμή του .</text:span><text:span text:style-name="T6">txt, </text:span><text:span text:style-name="T4">στην διαδρομή που ΄δεχεται ως <text:tab/>όρισμα </text:span></text:p>
      <text:p text:style-name="P3"><text:span text:style-name="T4"/></text:p>
      <text:p text:style-name="P3">→getALL: <text:span text:style-name="T3">ε</text:span><text:span text:style-name="T4">πιστρέφει σε <text:s/>πίνακα από </text:span><text:span text:style-name="T6">String </text:span><text:span text:style-name="T4">την καθεμιά από όλες της αντίστοιχες γραμμές του</text:span></text:p>
      <text:p text:style-name="P3"><text:span text:style-name="T4"><text:tab/>.</text:span><text:span text:style-name="T6">txt, </text:span><text:span text:style-name="T4">στην διαδρομή που ΄δεχεται ως όρισμα </text:span></text:p>
      <text:p text:style-name="P3"/>
      <text:p text:style-name="P3">→printE: <text:span text:style-name="T4">τυπώνει στο </text:span><text:span text:style-name="T6">console </text:span><text:span text:style-name="T4">τις τιμές που αντιστοιχούν στο καθένα από όλα τα </text:span><text:span text:style-name="T6">Entry </text:span><text:span text:style-name="T4">του <text:tab/></text:span><text:span text:style-name="T6">Arraylist </text:span><text:span text:style-name="T4">από </text:span><text:span text:style-name="T6">Entry, </text:span><text:span text:style-name="T4">που δέχεται ως όρισμα</text:span></text:p>
      <text:p text:style-name="P3"><text:span text:style-name="T4"/></text:p>
      <text:p text:style-name="P3">→printD: <text:span text:style-name="T4">τυπώνει στο </text:span><text:span text:style-name="T6">TextArea </text:span><text:span text:style-name="T4">(που αντιστοιχεί στο </text:span><text:span text:style-name="T6">label </text:span><text:span text:style-name="T4">του που δέχεται ως όρισμα),</text:span><text:span text:style-name="T6"> </text:span><text:span text:style-name="T4">τις τιμές <text:tab/>που αντιστοιχούν στο καθένα από όλα τα </text:span><text:span text:style-name="T6">Entry </text:span><text:span text:style-name="T4">του </text:span><text:span text:style-name="T6">Arraylist </text:span><text:span text:style-name="T4">από </text:span><text:span text:style-name="T6">Entry, </text:span><text:span text:style-name="T4">που δέχεται ως <text:tab/>όρισμα</text:span></text:p>
      <text:p text:style-name="P8"><text:span text:style-name="T6"/></text:p>
      <text:p text:style-name="P3">UI.java: <text:span text:style-name="T4">Δημιουργεί </text:span><text:span text:style-name="T6">GUI</text:span></text:p>
      <text:p text:style-name="P8"><text:span text:style-name="T6"/></text:p>
      <text:p text:style-name="P3">Entry.java: <text:span text:style-name="T6">(O</text:span><text:span text:style-name="T4">μοίως με </text:span><text:span text:style-name="T6">Client_device.Reading_handler)++</text:span><text:span text:style-name="T4"> →</text:span></text:p>
      <text:p text:style-name="P3"><text:span text:style-name="T4"/></text:p>
      <text:p text:style-name="P3"><text:span text:style-name="T4"><text:s/>→</text:span>sortBy_.*:<text:span text:style-name="T4"> κάνει </text:span><text:span text:style-name="T6">sort </text:span><text:span text:style-name="T4">τα </text:span><text:span text:style-name="T6">Entry </text:span><text:span text:style-name="T4">στο </text:span><text:span text:style-name="T6">ArrayList </text:span><text:span text:style-name="T4">που δέχεται ως είσοδο</text:span></text:p>
      <text:p text:style-name="P3"><text:span text:style-name="T4"/></text:p>
      <text:p text:style-name="P3"><text:span text:style-name="T4"><text:s/>→</text:span>rs2al: <text:span text:style-name="T4">δέχεται ως είσοδο </text:span><text:span text:style-name="T6">ResultSet </text:span><text:span text:style-name="T4">και επιστρέφει </text:span><text:span text:style-name="T6">Arraylist </text:span><text:span text:style-name="T4">με </text:span><text:span text:style-name="T6">Entry </text:span><text:span text:style-name="T4">που έχουν ως τιμές, τις <text:tab/>αντίστοιχες κάθε “γραμμής” του </text:span><text:span text:style-name="T6">ResultSet</text:span></text:p>
      <text:p text:style-name="P8"><text:span text:style-name="T6"/></text:p>
      <text:p text:style-name="P3">DB_handler.java: <text:span text:style-name="T4">(Ομοίως με </text:span><text:span text:style-name="T6">Client_device –sendToDB</text:span><text:span text:style-name="T4">) </text:span><text:span text:style-name="T6">++</text:span><text:span text:style-name="T4"> →</text:span></text:p>
      <text:p text:style-name="P3"><text:span text:style-name="T4"/></text:p>
      <text:p text:style-name="P3"><text:span text:style-name="T4"><text:s/>→</text:span>fetch:<text:span text:style-name="T6"> </text:span><text:span text:style-name="T4">επιστρέφει </text:span><text:span text:style-name="T6">Array </text:span><text:span text:style-name="T4">από </text:span><text:span text:style-name="T6">Entry, </text:span><text:span text:style-name="T4">όπου κάθε </text:span><text:span text:style-name="T6">Entry </text:span><text:span text:style-name="T4">έχει τις τιμές ενός </text:span><text:span text:style-name="T6">“tuple” </text:span><text:span text:style-name="T4">του πίνακα <text:tab/></text:span><text:span text:style-name="T6">“readings” (</text:span><text:span text:style-name="T4">που αντιστοιχεί στο </text:span><text:span text:style-name="T6">connection </text:span><text:span text:style-name="T4">που δημιουργεί</text:span><text:span text:style-name="T6">), </text:span><text:span text:style-name="T4">μόνο για τα “</text:span><text:span text:style-name="T6">tuples</text:span><text:span text:style-name="T4">” με το </text:span><text:span text:style-name="T6">id <text:tab/></text:span><text:span text:style-name="T4">του χρήστη.</text:span></text:p>
      <text:p text:style-name="P3"><text:span text:style-name="T4"/></text:p>
      <text:p text:style-name="P3"><text:span text:style-name="T4"><text:s/>→</text:span>found<text:span text:style-name="T6">: </text:span><text:span text:style-name="T4">(Ομοίως με </text:span><text:span text:style-name="T6">fetch</text:span><text:span text:style-name="T4">)</text:span><text:span text:style-name="T6">++ </text:span><text:span text:style-name="T4">μόνο για </text:span><text:span text:style-name="T6">“tuples” </text:span><text:span text:style-name="T4">που περιέχουν το </text:span><text:span text:style-name="T6">“keyword”</text:span><text:span text:style-name="T4"> που δίνεται το <text:tab/>όρισμα</text:span></text:p>
      <text:p text:style-name="P3"><text:span text:style-name="T4"/></text:p>
      <text:p text:style-name="P3"><text:span text:style-name="T4"><text:s/>→</text:span>delete:<text:span text:style-name="T6"> </text:span><text:span text:style-name="T4">διαγράφει το </text:span><text:span text:style-name="T6">“tuple” </text:span><text:span text:style-name="T4">που αντοιστιχεί στο κλειδί (που δίνεται ως όρισμα), στον πίνακα...</text:span></text:p>
      <text:p text:style-name="P3"><text:span text:style-name="T4"><text:tab/>μόνο αν το </text:span><text:span text:style-name="T6">id </text:span><text:span text:style-name="T4">του “</text:span><text:span text:style-name="T6">tuple</text:span><text:span text:style-name="T4">” είναι αυτό του χρήστη.</text:span></text:p>
      <text:p text:style-name="P3"><text:span text:style-name="T4"/></text:p>
      <text:p text:style-name="P3">Main.java: <text:span text:style-name="T4">Δημιουργεί ανώνυμο αντικείμενο </text:span><text:span text:style-name="T6">UI </text:span><text:span text:style-name="T4">με όρισμα το </text:span><text:span text:style-name="T6">Array </text:span><text:span text:style-name="T4">από </text:span><text:span text:style-name="T6">Entry </text:span><text:span text:style-name="T4">που επιστρέφει η <text:tab/>μέθοδος </text:span><text:span text:style-name="T6">fetch </text:span><text:span text:style-name="T4">του ανώνυμου αντικείμενου </text:span><text:span text:style-name="T6">DB_handler</text:span></text:p>
      <text:p text:style-name="P9"/>
      <text:p text:style-name="P1">ConnINFO.txt: <text:span text:style-name="T5">(Ομοίως με </text:span><text:span text:style-name="T7">Client_device)</text:span></text:p>
      <text:p text:style-name="P1"><text:span text:style-name="T6"/></text:p>
      <text:p text:style-name="P2">i<text:span text:style-name="T8">d.txt:</text:span><text:span text:style-name="T7"> </text:span><text:span text:style-name="T5">(Ομοίως με </text:span><text:span text:style-name="T7">Client_device)</text:span></text:p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30T21:20:52.98</meta:creation-date>
    <dc:date>2018-05-31T01:10:00.84</dc:date>
    <meta:editing-duration>PT1H45M25S</meta:editing-duration>
    <meta:editing-cycles>6</meta:editing-cycles>
    <meta:generator>OpenOffice/4.1.5$Win32 OpenOffice.org_project/415m1$Build-9789</meta:generator>
    <meta:document-statistic meta:table-count="0" meta:image-count="0" meta:object-count="0" meta:page-count="2" meta:paragraph-count="37" meta:word-count="515" meta:character-count="3603"/>
  </office:meta>
</office:document-meta>
</file>